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82.23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37b7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add58a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7da7d8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5" table:number-columns-repeated="2" table:default-cell-style-name="Default"/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18-05-15.21: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ouRoot.io</text:p>
          </table:table-cell>
          <table:table-cell office:value-type="string" calcext:value-type="string">
            <text:p>https://www.youtube.com/watch?v=AmyVmUzp5WQ</text:p>
          </table:table-cell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llectiveHealth</text:p>
          </table:table-cell>
          <table:table-cell office:value-type="string" calcext:value-type="string">
            <text:p>https://www.youtube.com/watch?v=itZ4blsBIDU</text:p>
          </table:table-cell>
          <table:table-cell office:value-type="float" office:value="7813" calcext:value-type="float">
            <text:p>78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ada</text:p>
          </table:table-cell>
          <table:table-cell office:value-type="string" calcext:value-type="string">
            <text:p>https://www.youtube.com/watch?v=enTh04mX5FQ</text:p>
          </table:table-cell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he Late Show with Stephen Colbert</text:p>
          </table:table-cell>
          <table:table-cell table:style-name="ce5" office:value-type="string" calcext:value-type="string">
            <text:p>https://youtu.be/C_o1_cSkpKE</text:p>
          </table:table-cell>
          <table:table-cell table:style-name="ce5" office:value-type="float" office:value="7327" calcext:value-type="float">
            <text:p>7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am Decentralize</text:p>
          </table:table-cell>
          <table:table-cell office:value-type="string" calcext:value-type="string">
            <text:p>https://www.youtube.com/watch?v=fJJneJJgzwo</text:p>
          </table:table-cell>
          <table:table-cell office:value-type="float" office:value="6147" calcext:value-type="float">
            <text:p>6147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ate Night with Seth Meyers</text:p>
          </table:table-cell>
          <table:table-cell table:style-name="ce6" office:value-type="string" calcext:value-type="string">
            <text:p>https://youtu.be/9lITBAcanpg</text:p>
          </table:table-cell>
          <table:table-cell table:style-name="ce6" office:value-type="float" office:value="5523" calcext:value-type="float">
            <text:p>55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dra.io</text:p>
          </table:table-cell>
          <table:table-cell office:value-type="string" calcext:value-type="string">
            <text:p>https://www.youtube.com/watch?v=cyL6khy7ipI</text:p>
          </table:table-cell>
          <table:table-cell office:value-type="float" office:value="5209" calcext:value-type="float">
            <text:p>52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DChain</text:p>
          </table:table-cell>
          <table:table-cell office:value-type="string" calcext:value-type="string">
            <text:p>https://www.youtube.com/watch?v=_aizBkuaXLM</text:p>
          </table:table-cell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The Daily Show With Trevor Noah</text:p>
          </table:table-cell>
          <table:table-cell table:style-name="ce7" office:value-type="string" calcext:value-type="string">
            <text:p>https://youtu.be/bGvd-kq4WHc</text:p>
          </table:table-cell>
          <table:table-cell table:style-name="ce7" office:value-type="float" office:value="4805" calcext:value-type="float">
            <text:p>48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O Axis</text:p>
          </table:table-cell>
          <table:table-cell office:value-type="string" calcext:value-type="string">
            <text:p>https://www.youtube.com/watch?v=-Mtxx3IEZLc</text:p>
          </table:table-cell>
          <table:table-cell office:value-type="float" office:value="4554" calcext:value-type="float">
            <text:p>45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aChain</text:p>
          </table:table-cell>
          <table:table-cell office:value-type="string" calcext:value-type="string">
            <text:p>https://www.youtube.com/watch?v=p0QRzNIKgBs</text:p>
          </table:table-cell>
          <table:table-cell office:value-type="float" office:value="3677" calcext:value-type="float">
            <text:p>36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OS-AGE-Project-DNA</text:p>
          </table:table-cell>
          <table:table-cell office:value-type="string" calcext:value-type="string">
            <text:p>https://www.youtube.com/watch?v=NcZZgCa809U</text:p>
          </table:table-cell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Respo.com</text:p>
          </table:table-cell>
          <table:table-cell office:value-type="string" calcext:value-type="string">
            <text:p>https://www.youtube.com/watch?v=NcZZgCa809U</text:p>
          </table:table-cell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/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18-05-15.21:15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YouRoot.io</text:p>
          </table:table-cell>
          <table:table-cell office:value-type="string" calcext:value-type="string">
            <text:p>https://www.youtube.com/watch?v=AmyVmUzp5WQ</text:p>
          </table:table-cell>
          <table:table-cell office:value-type="float" office:value="8386" calcext:value-type="float">
            <text:p>8386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ollectiveHealth</text:p>
          </table:table-cell>
          <table:table-cell office:value-type="string" calcext:value-type="string">
            <text:p>https://www.youtube.com/watch?v=itZ4blsBIDU</text:p>
          </table:table-cell>
          <table:table-cell office:value-type="float" office:value="7813" calcext:value-type="float">
            <text:p>7813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Armada</text:p>
          </table:table-cell>
          <table:table-cell office:value-type="string" calcext:value-type="string">
            <text:p>https://www.youtube.com/watch?v=enTh04mX5FQ</text:p>
          </table:table-cell>
          <table:table-cell office:value-type="float" office:value="7538" calcext:value-type="float">
            <text:p>7538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5" office:value-type="string" calcext:value-type="string">
            <text:p>The Late Show with Stephen Colbert</text:p>
          </table:table-cell>
          <table:table-cell table:style-name="ce5" office:value-type="string" calcext:value-type="string">
            <text:p>https://youtu.be/C_o1_cSkpKE</text:p>
          </table:table-cell>
          <table:table-cell table:style-name="ce5" office:value-type="float" office:value="7327" calcext:value-type="float">
            <text:p>7327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Team Decentralize</text:p>
          </table:table-cell>
          <table:table-cell office:value-type="string" calcext:value-type="string">
            <text:p>https://www.youtube.com/watch?v=fJJneJJgzwo</text:p>
          </table:table-cell>
          <table:table-cell office:value-type="float" office:value="6147" calcext:value-type="float">
            <text:p>6147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6" office:value-type="string" calcext:value-type="string">
            <text:p>Late Night with Seth Meyers</text:p>
          </table:table-cell>
          <table:table-cell table:style-name="ce6" office:value-type="string" calcext:value-type="string">
            <text:p>https://youtu.be/9lITBAcanpg</text:p>
          </table:table-cell>
          <table:table-cell table:style-name="ce6" office:value-type="float" office:value="5523" calcext:value-type="float">
            <text:p>5523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Undra.io</text:p>
          </table:table-cell>
          <table:table-cell office:value-type="string" calcext:value-type="string">
            <text:p>https://www.youtube.com/watch?v=cyL6khy7ipI</text:p>
          </table:table-cell>
          <table:table-cell office:value-type="float" office:value="5209" calcext:value-type="float">
            <text:p>5209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2"/>
        </table:table-row>
      </table:table>
      <table:named-expressions/>
      <table:database-ranges>
        <table:database-range table:name="__Anonymous_Sheet_DB__0" table:target-range-address="Sheet1.B2:Sheet1.D1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21:20:50.136591555</meta:creation-date>
    <dc:date>2018-05-16T06:47:12.017853477</dc:date>
    <meta:editing-duration>PT9H6M11S</meta:editing-duration>
    <meta:editing-cycles>1</meta:editing-cycles>
    <meta:document-statistic meta:table-count="1" meta:cell-count="66" meta:object-count="0"/>
    <meta:generator>LibreOffice/5.4.6.2$Linux_X86_64 LibreOffice_project/40m0$Build-2</meta:generator>
  </office:meta>
</office:document-meta>
</file>